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[.E73]=[.D73];1;0)" office:value-type="float" office:value="0" calcext:value-type="float">
            <text:p>0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0697" calcext:value-type="float">
            <text:p>10697</text:p>
          </table:table-cell>
          <table:table-cell table:formula="of:=SUM([.F2:.F163])" office:value-type="float" office:value="71" calcext:value-type="float">
            <text:p>71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6107" calcext:value-type="float">
            <text:p>26107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53])" office:value-type="float" office:value="52" calcext:value-type="float">
            <text:p>52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53])" office:value-type="float" office:value="26107" calcext:value-type="float">
            <text:p>26107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12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13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14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15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6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7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18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19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20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21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22]-[.$I$1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23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24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25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26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27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28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29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30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31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32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33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34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35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36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37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38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39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40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41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42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43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44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45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46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47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48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49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50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51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52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53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5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1:16:02.9017398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12T11:16:33.163294979</dc:date>
    <meta:editing-duration>PT7H8M5S</meta:editing-duration>
    <meta:editing-cycles>51</meta:editing-cycles>
    <meta:generator>LibreOffice/4.3.3.2$Linux_X86_64 LibreOffice_project/430m0$Build-2</meta:generator>
    <dc:creator>Marcelo Diniz</dc:creator>
    <meta:document-statistic meta:table-count="3" meta:cell-count="17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1">
                <text:p>51</text:p>
                <draw:g>
                  <svg:desc>Cálculos.H165:Cálculos.H165 Cálculos.F165:Cálculos.F165</svg:desc>
                </draw:g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0697">
                <text:p>106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